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07in"/>
    </style:style>
    <style:style style:name="co2" style:family="table-column">
      <style:table-column-properties fo:break-before="auto" style:column-width="0.8161in"/>
    </style:style>
    <style:style style:name="co3" style:family="table-column">
      <style:table-column-properties fo:break-before="auto" style:column-width="2.6465in"/>
    </style:style>
    <style:style style:name="co4" style:family="table-column">
      <style:table-column-properties fo:break-before="auto" style:column-width="0.6547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101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Designator</text:p>
          </table:table-cell>
          <table:table-cell table:style-name="Default" office:value-type="string" calcext:value-type="string">
            <text:p>Package</text:p>
          </table:table-cell>
          <table:table-cell table:style-name="Default" office:value-type="string" calcext:value-type="string">
            <text:p>Quantity</text:p>
          </table:table-cell>
          <table:table-cell table:style-name="Default"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,C4,C5,C14,C18,C19,C22,C23,C24,C25,C26,C28,C29,C30,C31,C34,C35,C36,C38,C42,C43,C48,C49,C54,C55,C60,C61,C64,C65,C66,C67,C70,C71,C72,C73,C74,C75,C78,C79,C80,C81,C82,C83,C92,C93,C94,C95,C99</text:p>
          </table:table-cell>
          <table:table-cell office:value-type="string" calcext:value-type="string">
            <text:p>C_0805_HandSoldering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0n</text:p>
          </table:table-cell>
          <table:table-cell table:style-name="ce1"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,C3</text:p>
          </table:table-cell>
          <table:table-cell office:value-type="string" calcext:value-type="string">
            <text:p>C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p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6,C7,C8,C9,C10,C11,C12,C13,C16,C20,C96,C97,C98</text:p>
          </table:table-cell>
          <table:table-cell office:value-type="string" calcext:value-type="string">
            <text:p>C_0805_HandSolder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u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5,C32,C33,C68,C69,C76,C77,C84,C86,C88,C90</text:p>
          </table:table-cell>
          <table:table-cell office:value-type="string" calcext:value-type="string">
            <text:p>C_0805_HandSolderin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n</text:p>
          </table:table-cell>
          <table:table-cell table:number-columns-repeated="1019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C17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n</text:p>
          </table:table-cell>
          <table:table-cell table:style-name="ce1"/>
          <table:table-cell table:style-name="ce1" office:value-type="string" calcext:value-type="string">
            <text:p>Place 2.2nF instead, as 3nF is expensive.</text:p>
          </table:table-cell>
          <table:table-cell table:number-columns-repeated="1017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C21,C37</text:p>
          </table:table-cell>
          <table:table-cell office:value-type="string" calcext:value-type="string">
            <text:p>C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2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27,C39,C85,C87,C89,C91</text:p>
          </table:table-cell>
          <table:table-cell office:value-type="string" calcext:value-type="string">
            <text:p>C_Radial_D10_L20_P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80u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40,C46,C52,C58</text:p>
          </table:table-cell>
          <table:table-cell office:value-type="string" calcext:value-type="string">
            <text:p>C_0805_HandSold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u3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41,C45,C47,C51,C53,C57,C59,C63</text:p>
          </table:table-cell>
          <table:table-cell office:value-type="string" calcext:value-type="string">
            <text:p>C_0805_HandSolder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n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44,C50,C56,C62</text:p>
          </table:table-cell>
          <table:table-cell office:value-type="string" calcext:value-type="string">
            <text:p>C_0805_HandSold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0n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1,D2</text:p>
          </table:table-cell>
          <table:table-cell office:value-type="string" calcext:value-type="string">
            <text:p>LED-3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3,D4</text:p>
          </table:table-cell>
          <table:table-cell office:value-type="string" calcext:value-type="string">
            <text:p>Diode_DO-41_SOD81_Horizontal_RM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5819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my_induct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H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P2</text:p>
          </table:table-cell>
          <table:table-cell table:style-name="Default" office:value-type="string" calcext:value-type="string">
            <text:p>Pin_Header_Straight_1x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~rst~</text:p>
          </table:table-cell>
          <table:table-cell table:number-columns-repeated="1019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P3</text:p>
          </table:table-cell>
          <table:table-cell table:style-name="Default" office:value-type="string" calcext:value-type="string">
            <text:p>Socket_Strip_Angled_1x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t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BNC_Socket_TYCO-AMP_Large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g</text:p>
          </table:table-cell>
          <table:table-cell table:style-name="ce1" table:number-columns-repeated="1019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P5</text:p>
          </table:table-cell>
          <table:table-cell table:style-name="Default" office:value-type="string" calcext:value-type="string">
            <text:p>Pin_Header_Angled_1x0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rig-mode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BNC_Socket_TYCO-AMP_Large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-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BNC_Socket_TYCO-AMP_Large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-1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BNC_Socket_TYCO-AMP_Large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-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BNC_Socket_TYCO-AMP_Large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-2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BNC_Socket_TYCO-AMP_Large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-3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BNC_Socket_TYCO-AMP_Large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-1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1,R4,R6,R7,R11,R19,R20,R25,R39,R75,R76</text:p>
          </table:table-cell>
          <table:table-cell office:value-type="string" calcext:value-type="string">
            <text:p>R_0805_HandSolderin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k 5%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2,R3,R9,R90,R91,R92,R93</text:p>
          </table:table-cell>
          <table:table-cell office:value-type="string" calcext:value-type="string">
            <text:p>R_0805_HandSolder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k 5%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5,R77,R78,R79,R80,R81,R82,R83,R84,R85,R86,R87,R88,R89,R94,R95</text:p>
          </table:table-cell>
          <table:table-cell office:value-type="string" calcext:value-type="string">
            <text:p>R_0805_HandSolder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0 5%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8,R10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k 5%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12,R13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5%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16,R38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 5%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17,R42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1 1%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 5%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21,R23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k2 5%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22,R24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5%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k 5%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27,R28,R29,R30,R31,R32,R45,R46,R51,R52,R57,R58,R63,R64,R67,R68,R69,R70,R71,R72,R73,R74</text:p>
          </table:table-cell>
          <table:table-cell office:value-type="string" calcext:value-type="string">
            <text:p>R_0805_HandSolder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6 5%</text:p>
          </table:table-cell>
          <table:table-cell table:number-columns-repeated="1019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R33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k 5%</text:p>
          </table:table-cell>
          <table:table-cell office:value-type="string" calcext:value-type="string">
            <text:p>100k instead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34,R36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6 5%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35,R37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k3 5%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40,R41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k 5%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43,R49,R55,R61</text:p>
          </table:table-cell>
          <table:table-cell office:value-type="string" calcext:value-type="string">
            <text:p>R_0805_HandSold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06 1%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44,R50,R56,R62</text:p>
          </table:table-cell>
          <table:table-cell office:value-type="string" calcext:value-type="string">
            <text:p>R_0805_HandSold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91 1%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47,R53,R59,R65</text:p>
          </table:table-cell>
          <table:table-cell office:value-type="string" calcext:value-type="string">
            <text:p>R_0805_HandSold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k31 1%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48,R54,R60,R66</text:p>
          </table:table-cell>
          <table:table-cell office:value-type="string" calcext:value-type="string">
            <text:p>R_0805_HandSold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k 1%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m321</text:p>
          </table:table-cell>
          <table:table-cell office:value-type="string" calcext:value-type="string">
            <text:p>LQFP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103CBT6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U1,U2,U3,U4,U5,U6,U7,U8,U9,U100,U101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8672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CRYSTAL-SMD-5x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-4pin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54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703T-3302E/CB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MSOP-8_3x3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7683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U18,U20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P3063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TSSOP-14_4.4x5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G5204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U21,U22,U23,U24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5543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USB_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in_Header_Angled_1x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od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P6</text:p>
          </table:table-cell>
          <table:table-cell table:style-name="ce2" office:value-type="string" calcext:value-type="string">
            <text:p>Socket_Strip_Straight_1x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wd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7,L8,L3,L4,L5,L6</text:p>
          </table:table-cell>
          <table:table-cell office:value-type="string" calcext:value-type="string">
            <text:p>C_1206_HandSolde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uH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U12,U14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4533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T7410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100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p</text:p>
          </table:table-cell>
          <table:table-cell table:number-columns-repeated="1019"/>
        </table:table-row>
        <table:table-row table:style-name="ro1"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C101</text:p>
          </table:table-cell>
          <table:table-cell table:style-name="Default" office:value-type="string" calcext:value-type="string">
            <text:p>C_0805_HandSolder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0p</text:p>
          </table:table-cell>
          <table:table-cell office:value-type="string" calcext:value-type="string">
            <text:p>This one is also 100p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" calcext:value-type="float">
            <text:p>63</text:p>
          </table:table-cell>
          <table:table-cell table:style-name="Default" office:value-type="string" calcext:value-type="string">
            <text:p>C102</text:p>
          </table:table-cell>
          <table:table-cell table:style-name="Default" office:value-type="string" calcext:value-type="string">
            <text:p>C_0805_HandSolder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00p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P14,P15,P16,P17</text:p>
          </table:table-cell>
          <table:table-cell table:style-name="ce2" office:value-type="string" calcext:value-type="string">
            <text:p>douille_4m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crew</text:p>
          </table:table-cell>
          <table:table-cell table:number-columns-repeated="1019"/>
        </table:table-row>
        <table:table-row table:style-name="ro1">
          <table:table-cell table:style-name="Default" office:value-type="float" office:value="65" calcext:value-type="float">
            <text:p>65</text:p>
          </table:table-cell>
          <table:table-cell table:style-name="Default" office:value-type="string" calcext:value-type="string">
            <text:p>U11</text:p>
          </table:table-cell>
          <table:table-cell table:style-name="Default" office:value-type="string" calcext:value-type="string">
            <text:p>CP21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P2102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1T10:57:53.112000000</dc:date>
    <meta:generator>LibreOffice/4.2.1.1$Windows_x86 LibreOffice_project/d7dbbd7842e6a58b0f521599204e827654e1fb8b</meta:generator>
    <meta:editing-duration>PT18H45M14S</meta:editing-duration>
    <meta:editing-cycles>18</meta:editing-cycles>
    <meta:document-statistic meta:table-count="1" meta:cell-count="334" meta:object-count="0"/>
  </office:meta>
</office:document-meta>
</file>